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ceb54" officeooo:paragraph-rsid="001ceb5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officeooo:rsid="001ceb54" officeooo:paragraph-rsid="001ceb54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db578" officeooo:paragraph-rsid="001db578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db578" officeooo:paragraph-rsid="0020c4db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0c4db" officeooo:paragraph-rsid="0020c4d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28c1b" officeooo:paragraph-rsid="00228c1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db578" officeooo:paragraph-rsid="001db578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0c4db" officeooo:paragraph-rsid="0020c4db" style:font-size-asian="11.3500003814697pt" style:font-size-complex="13pt"/>
    </style:style>
    <style:style style:name="T1" style:family="text">
      <style:text-properties officeooo:rsid="001db5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OS</text:p>
      <text:p text:style-name="P2">Q1.<text:span text:style-name="T1">Part1</text:span>------&gt;</text:p>
      <text:p text:style-name="P2">----&gt;</text:p>
      <text:p text:style-name="P2">ByeByetejas@tejas-VirtualBox:~/practice/Assignment_2_os$ gedit Assignment2_q1.c</text:p>
      <text:p text:style-name="P2">tejas@tejas-VirtualBox:~/practice/Assignment_2_os$ gcc Assignment2_q1.c</text:p>
      <text:p text:style-name="P2">Assignment2_q1.c: In function ‘fork2’:</text:p>
      <text:p text:style-name="P2">Assignment2_q1.c:8:2: warning: implicit declaration of function ‘wait’ [-Wimplicit-function-declaration]</text:p>
      <text:p text:style-name="P2"><text:s text:c="4"/>8 | <text:s/>wait (0);</text:p>
      <text:p text:style-name="P2"><text:s text:c="6"/>| <text:s/>^~~~</text:p>
      <text:p text:style-name="P2">tejas@tejas-VirtualBox:~/practice/Assignment_2_os$ ./a.out</text:p>
      <text:p text:style-name="P2">L0</text:p>
      <text:p text:style-name="P2">Bye</text:p>
      <text:p text:style-name="P2">L1</text:p>
      <text:p text:style-name="P2">Bye</text:p>
      <text:p text:style-name="P2">L2</text:p>
      <text:p text:style-name="P2">Bye</text:p>
      <text:p text:style-name="P2">Bye</text:p>
      <text:p text:style-name="P2">tejas@tejas-VirtualBox:~/practice/Assignment_2_os$ cat Assignment2_q1.c</text:p>
      <text:p text:style-name="P2">#include &lt;stdio.h&gt;</text:p>
      <text:p text:style-name="P2">#include &lt;unistd.h&gt;</text:p>
      <text:p text:style-name="P2">#include &lt;sys/types.h&gt;</text:p>
      <text:p text:style-name="P2">void fork2()</text:p>
      <text:p text:style-name="P2">{</text:p>
      <text:p text:style-name="P2"><text:tab/>printf("L0\n");</text:p>
      <text:p text:style-name="P2"><text:tab/>int ref = fork();</text:p>
      <text:p text:style-name="P2"><text:tab/>wait (0);</text:p>
      <text:p text:style-name="P2"><text:tab/>if (ref == 0)</text:p>
      <text:p text:style-name="P2"><text:tab/>{</text:p>
      <text:p text:style-name="P2"><text:tab/>printf("Bye\n");</text:p>
      <text:p text:style-name="P2"><text:tab/>}</text:p>
      <text:p text:style-name="P2"><text:tab/>else</text:p>
      <text:p text:style-name="P2"><text:tab/>{</text:p>
      <text:p text:style-name="P2"><text:tab/><text:tab/>printf("L1\n");</text:p>
      <text:p text:style-name="P2"><text:tab/><text:tab/>int ref = fork();</text:p>
      <text:p text:style-name="P2"><text:tab/><text:tab/>wait (0);</text:p>
      <text:p text:style-name="P2"><text:tab/><text:tab/>if (ref == 0)</text:p>
      <text:p text:style-name="P2"><text:tab/><text:tab/>{</text:p>
      <text:p text:style-name="P2"><text:tab/><text:tab/><text:tab/>printf("Bye\n"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L2\n");</text:p>
      <text:p text:style-name="P2"><text:tab/><text:tab/><text:tab/>fork();</text:p>
      <text:p text:style-name="P2"><text:tab/><text:tab/><text:tab/>wait (0);</text:p>
      <text:p text:style-name="P2"><text:tab/><text:tab/><text:tab/>printf("Bye\n");</text:p>
      <text:p text:style-name="P2"><text:tab/><text:tab/>}</text:p>
      <text:p text:style-name="P2"><text:tab/>}</text:p>
      <text:p text:style-name="P2"><text:soft-page-break/></text:p>
      <text:p text:style-name="P2">}</text:p>
      <text:p text:style-name="P2"/>
      <text:p text:style-name="P2"/>
      <text:p text:style-name="P2"/>
      <text:p text:style-name="P2">void main()</text:p>
      <text:p text:style-name="P2">{</text:p>
      <text:p text:style-name="P2"><text:tab/>fork2();</text:p>
      <text:p text:style-name="P2">}</text:p>
      <text:p text:style-name="P2"/>
      <text:p text:style-name="P2"/>
      <text:p text:style-name="P2">Q<text:span text:style-name="T1">1.Part 2</text:span>.------------&gt;</text:p>
      <text:p text:style-name="P2">--------&gt;</text:p>
      <text:p text:style-name="P2">tejas@tejas-VirtualBox:~/practice/Assignment_2_os$ gedit Assignment2_q1_p2.c</text:p>
      <text:p text:style-name="P2">tejas@tejas-VirtualBox:~/practice/Assignment_2_os$ gcc Assignment2_q1_p2.c</text:p>
      <text:p text:style-name="P2">tejas@tejas-VirtualBox:~/practice/Assignment_2_os$ ./a.out</text:p>
      <text:p text:style-name="P2">L0</text:p>
      <text:p text:style-name="P2">Bye</text:p>
      <text:p text:style-name="P2">L2</text:p>
      <text:p text:style-name="P2">L1</text:p>
      <text:p text:style-name="P2">tejas@tejas-VirtualBox:~/practice/Assignment_2_os$ Bye</text:p>
      <text:p text:style-name="P2">Bye</text:p>
      <text:p text:style-name="P2">Bye</text:p>
      <text:p text:style-name="P2">^C</text:p>
      <text:p text:style-name="P2">tejas@tejas-VirtualBox:~/practice/Assignment_2_os$ gedit Assignment2_q1_p2.c</text:p>
      <text:p text:style-name="P2">tejas@tejas-VirtualBox:~/practice/Assignment_2_os$ gcc Assignment2_q1_p2.c</text:p>
      <text:p text:style-name="P2">Assignment2_q1_p2.c: In function ‘fork1’:</text:p>
      <text:p text:style-name="P2">Assignment2_q1_p2.c:9:2: warning: implicit declaration of function ‘wait’ [-Wimplicit-function-declaration]</text:p>
      <text:p text:style-name="P2"><text:s text:c="4"/>9 | <text:s/>wait (0);</text:p>
      <text:p text:style-name="P2"><text:s text:c="6"/>| <text:s/>^~~~</text:p>
      <text:p text:style-name="P2">tejas@tejas-VirtualBox:~/practice/Assignment_2_os$ ./a.out</text:p>
      <text:p text:style-name="P2">L0</text:p>
      <text:p text:style-name="P2">L1</text:p>
      <text:p text:style-name="P2">Bye</text:p>
      <text:p text:style-name="P2">L2</text:p>
      <text:p text:style-name="P2">Bye</text:p>
      <text:p text:style-name="P2">Bye</text:p>
      <text:p text:style-name="P2">Bye</text:p>
      <text:p text:style-name="P2">tejas@tejas-VirtualBox:~/practice/Assignment_2_os$ cat Assignment2_q1_p2.c</text:p>
      <text:p text:style-name="P2">#include&lt;stdio.h&gt;</text:p>
      <text:p text:style-name="P2">#include&lt;unistd.h&gt;</text:p>
      <text:p text:style-name="P2">#include&lt;sys/types.h&gt;</text:p>
      <text:p text:style-name="P2"/>
      <text:p text:style-name="P2">void fork1()</text:p>
      <text:p text:style-name="P2">{</text:p>
      <text:p text:style-name="P2"><text:tab/>printf("L0\n");</text:p>
      <text:p text:style-name="P2"><text:tab/>int ref = fork();</text:p>
      <text:p text:style-name="P2"><text:soft-page-break/><text:tab/>wait (0);</text:p>
      <text:p text:style-name="P2"><text:tab/>if(ref == 0)</text:p>
      <text:p text:style-name="P2"><text:tab/>{</text:p>
      <text:p text:style-name="P2"><text:tab/><text:tab/>printf("L1\n");</text:p>
      <text:p text:style-name="P2"><text:tab/><text:tab/>int ref=fork();</text:p>
      <text:p text:style-name="P2"><text:tab/><text:tab/>wait (0);</text:p>
      <text:p text:style-name="P2"><text:tab/><text:tab/>if(ref == 0)</text:p>
      <text:p text:style-name="P2"><text:tab/><text:tab/>{</text:p>
      <text:p text:style-name="P2"><text:tab/><text:tab/><text:tab/>printf("Bye\n");</text:p>
      <text:p text:style-name="P2"><text:tab/><text:tab/>}</text:p>
      <text:p text:style-name="P2"><text:tab/>}</text:p>
      <text:p text:style-name="P2"><text:tab/>else</text:p>
      <text:p text:style-name="P2"><text:tab/>{</text:p>
      <text:p text:style-name="P2"><text:tab/><text:tab/>int ref=fork();</text:p>
      <text:p text:style-name="P2"><text:tab/><text:tab/>wait (0);</text:p>
      <text:p text:style-name="P2"><text:tab/><text:tab/>if(ref == 0)</text:p>
      <text:p text:style-name="P2"><text:tab/><text:tab/>{</text:p>
      <text:p text:style-name="P2"><text:tab/><text:tab/><text:tab/>printf("L2\n");</text:p>
      <text:p text:style-name="P2"><text:tab/><text:tab/><text:tab/>fork();</text:p>
      <text:p text:style-name="P2"><text:tab/><text:tab/><text:tab/>wait (0);</text:p>
      <text:p text:style-name="P2"><text:tab/><text:tab/><text:tab/>printf("Bye\n");</text:p>
      <text:p text:style-name="P2"><text:tab/><text:tab/><text:tab/>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Bye\n");</text:p>
      <text:p text:style-name="P2"><text:tab/><text:tab/>}</text:p>
      <text:p text:style-name="P2"><text:tab/>}</text:p>
      <text:p text:style-name="P2"/>
      <text:p text:style-name="P2">}</text:p>
      <text:p text:style-name="P2"/>
      <text:p text:style-name="P2"/>
      <text:p text:style-name="P2">void main()</text:p>
      <text:p text:style-name="P2">{</text:p>
      <text:p text:style-name="P2"><text:tab/>fork1();</text:p>
      <text:p text:style-name="P2">}</text:p>
      <text:p text:style-name="P2">tejas@tejas-VirtualBox:~/practice/Assignment_2_os$ </text:p>
      <text:p text:style-name="P2"/>
      <text:p text:style-name="P3">Q2.----------&gt;</text:p>
      <text:p text:style-name="P3">----------&gt;</text:p>
      <text:p text:style-name="P3"/>
      <text:p text:style-name="P3"/>
      <text:p text:style-name="P3">tejas@tejas-VirtualBox:~/practice/Assignment_2_os$ gedit Assignment2_q2.c</text:p>
      <text:p text:style-name="P3">tejas@tejas-VirtualBox:~/practice/Assignment_2_os$ gcc Assignment2_q2.c</text:p>
      <text:p text:style-name="P3">Assignment2_q2.c: In function ‘main’:</text:p>
      <text:p text:style-name="P3">Assignment2_q2.c:22:9: warning: passing argument 1 of ‘wait’ makes pointer from integer without a cast [-Wint-conversion]</text:p>
      <text:p text:style-name="P3"><text:s text:c="3"/>22 | <text:s text:c="2"/>wait (3);</text:p>
      <text:p text:style-name="P3"><text:soft-page-break/><text:s text:c="6"/>| <text:s text:c="8"/>^</text:p>
      <text:p text:style-name="P3"><text:s text:c="6"/>| <text:s text:c="8"/>|</text:p>
      <text:p text:style-name="P3"><text:s text:c="6"/>| <text:s text:c="8"/>int</text:p>
      <text:p text:style-name="P3">In file included from Assignment2_q2.c:5:</text:p>
      <text:p text:style-name="P3">/usr/include/x86_64-linux-gnu/sys/wait.h:77:27: note: expected ‘int *’ but argument is of type ‘int’</text:p>
      <text:p text:style-name="P3"><text:s text:c="3"/>77 | extern __pid_t wait (int *__stat_loc);</text:p>
      <text:p text:style-name="P3"><text:s text:c="6"/>| <text:s text:c="21"/>~~~~~^~~~~~~~~~</text:p>
      <text:p text:style-name="P3">tejas@tejas-VirtualBox:~/practice/Assignment_2_os$ ./a.out</text:p>
      <text:p text:style-name="P3">Child process:</text:p>
      <text:p text:style-name="P3">pid of child 2083</text:p>
      <text:p text:style-name="P3">ppid of child 2082</text:p>
      <text:p text:style-name="P3">value of global variable in child is =9</text:p>
      <text:p text:style-name="P3">Parent process:</text:p>
      <text:p text:style-name="P3">pid of parent 2082</text:p>
      <text:p text:style-name="P3">value of the global variable is= 2</text:p>
      <text:p text:style-name="P3">tejas@tejas-VirtualBox:~/practice/Assignment_2_os$ cat Assignment2_q2.c</text:p>
      <text:p text:style-name="P3">#include&lt;stdio.h&gt;</text:p>
      <text:p text:style-name="P3">#include&lt;stdlib.h&gt;</text:p>
      <text:p text:style-name="P3">#include&lt;unistd.h&gt;</text:p>
      <text:p text:style-name="P3">#include&lt;sys/types.h&gt;</text:p>
      <text:p text:style-name="P3">#include&lt;sys/wait.h&gt;</text:p>
      <text:p text:style-name="P3">int global1=2;</text:p>
      <text:p text:style-name="P3">int main()</text:p>
      <text:p text:style-name="P3">{<text:tab/><text:tab/></text:p>
      <text:p text:style-name="P3"><text:tab/>pid_t ref=fork();</text:p>
      <text:p text:style-name="P3"><text:tab/>wait (0);</text:p>
      <text:p text:style-name="P3"><text:tab/>if (ref == 0)</text:p>
      <text:p text:style-name="P3"><text:tab/>{</text:p>
      <text:p text:style-name="P3"><text:tab/><text:tab/>printf("Child process:\n");</text:p>
      <text:p text:style-name="P3"><text:tab/><text:tab/>printf("pid of child %d\n",getpid());</text:p>
      <text:p text:style-name="P3"><text:tab/><text:tab/>printf("ppid of child %d\n",getppid());</text:p>
      <text:p text:style-name="P3"><text:tab/><text:tab/>global1=global1+7;</text:p>
      <text:p text:style-name="P3"><text:tab/><text:tab/>printf("value of global variable in child is =%d\n",global1);</text:p>
      <text:p text:style-name="P3"><text:tab/><text:tab/>wait (0);</text:p>
      <text:p text:style-name="P3"><text:tab/>}</text:p>
      <text:p text:style-name="P3"><text:tab/>else</text:p>
      <text:p text:style-name="P3"><text:tab/>{</text:p>
      <text:p text:style-name="P3"><text:tab/><text:tab/>wait (3);</text:p>
      <text:p text:style-name="P3"><text:tab/><text:tab/>printf("Parent process:\n");</text:p>
      <text:p text:style-name="P3"><text:tab/><text:tab/>printf("pid of parent %d\n",getpid());</text:p>
      <text:p text:style-name="P3"><text:tab/><text:tab/>printf("value of the global variable is= %d\n",global1);</text:p>
      <text:p text:style-name="P3"><text:tab/>}</text:p>
      <text:p text:style-name="P3"><text:tab/>return 0;</text:p>
      <text:p text:style-name="P3">}</text:p>
      <text:p text:style-name="P3"/>
      <text:p text:style-name="P3">tejas@tejas-VirtualBox:~/practice/Assignment_2_os$ </text:p>
      <text:p text:style-name="P3"/>
      <text:p text:style-name="P3"><text:soft-page-break/></text:p>
      <text:p text:style-name="P5">Q3.--------&gt;?</text:p>
      <text:p text:style-name="P5">--&gt;</text:p>
      <text:p text:style-name="P5"/>
      <text:p text:style-name="P3">tejas@tejas-VirtualBox:~/practice/Assignment_2_os$ gedit Assignment2_q3.c</text:p>
      <text:p text:style-name="P3">tejas@tejas-VirtualBox:~/practice/Assignment_2_os$ gcc Assignment2_q3.c</text:p>
      <text:p text:style-name="P3">Assignment2_q3.c: In function ‘main’:</text:p>
      <text:p text:style-name="P3">Assignment2_q3.c:8:2: warning: implicit declaration of function ‘wait’ [-Wimplicit-function-declaration]</text:p>
      <text:p text:style-name="P3"><text:s text:c="4"/>8 | <text:s/>wait (0);</text:p>
      <text:p text:style-name="P3"><text:s text:c="6"/>| <text:s/>^~~~</text:p>
      <text:p text:style-name="P3">tejas@tejas-VirtualBox:~/practice/Assignment_2_os$ ./a.out</text:p>
      <text:p text:style-name="P3">Process is in zombie state</text:p>
      <text:p text:style-name="P3">tejas@tejas-VirtualBox:~/practice/Assignment_2_os$ cat Assignment2_q3.c</text:p>
      <text:p text:style-name="P3">#include&lt;stdio.h&gt;</text:p>
      <text:p text:style-name="P3">#include&lt;sys/types.h&gt;</text:p>
      <text:p text:style-name="P3">#include&lt;unistd.h&gt;</text:p>
      <text:p text:style-name="P3">#include&lt;stdlib.h&gt;</text:p>
      <text:p text:style-name="P3">int main()</text:p>
      <text:p text:style-name="P3">{</text:p>
      <text:p text:style-name="P3"><text:tab/>pid_t child_pid = fork();</text:p>
      <text:p text:style-name="P3"><text:tab/>wait (0);</text:p>
      <text:p text:style-name="P3"><text:tab/>if (child_pid == 0)</text:p>
      <text:p text:style-name="P3"><text:tab/>{</text:p>
      <text:p text:style-name="P3"><text:tab/><text:tab/>printf("Process is in zombie state\n");</text:p>
      <text:p text:style-name="P3"><text:tab/><text:tab/>exit(0);</text:p>
      <text:p text:style-name="P3"><text:tab/>}</text:p>
      <text:p text:style-name="P3"><text:tab/>else</text:p>
      <text:p text:style-name="P3"><text:tab/>{</text:p>
      <text:p text:style-name="P3"><text:tab/><text:tab/>sleep(30);</text:p>
      <text:p text:style-name="P3"><text:tab/>}</text:p>
      <text:p text:style-name="P3">return 0;</text:p>
      <text:p text:style-name="P3">}</text:p>
      <text:p text:style-name="P3">tejas@tejas-VirtualBox:~/practice/Assignment_2_os$ </text:p>
      <text:p text:style-name="P3"/>
      <text:p text:style-name="P3"/>
      <text:p text:style-name="P5">Q4.-------------&gt;?</text:p>
      <text:p text:style-name="P5">-----------&gt;</text:p>
      <text:p text:style-name="P4">tejas@tejas-VirtualBox:~/practice/Assignment_2_os$ gedit Assignment2_q4.c</text:p>
      <text:p text:style-name="P4">tejas@tejas-VirtualBox:~/practice/Assignment_2_os$ gcc Assignment2_q4.c</text:p>
      <text:p text:style-name="P4">tejas@tejas-VirtualBox:~/practice/Assignment_2_os$ ./a.out</text:p>
      <text:p text:style-name="P4">Parent has completed its Work!!</text:p>
      <text:p text:style-name="P4">tejas@tejas-VirtualBox:~/practice/Assignment_2_os$ Child has completed its Work!!</text:p>
      <text:p text:style-name="P4">^C</text:p>
      <text:p text:style-name="P4">tejas@tejas-VirtualBox:~/practice/Assignment_2_os$ cat Assignment2_q4.c</text:p>
      <text:p text:style-name="P4">#include&lt;stdio.h&gt;</text:p>
      <text:p text:style-name="P4">#include&lt;stdlib.h&gt;</text:p>
      <text:p text:style-name="P4">#include&lt;sys/types.h&gt;</text:p>
      <text:p text:style-name="P4"><text:soft-page-break/>#include&lt;unistd.h&gt;</text:p>
      <text:p text:style-name="P4">int main()</text:p>
      <text:p text:style-name="P4">{</text:p>
      <text:p text:style-name="P4"><text:tab/>int ref = fork();</text:p>
      <text:p text:style-name="P4"><text:tab/>if(ref &gt; 0)</text:p>
      <text:p text:style-name="P4"><text:tab/>{</text:p>
      <text:p text:style-name="P4"><text:tab/><text:tab/>printf("Parent has completed its Work!!\n");</text:p>
      <text:p text:style-name="P4"><text:tab/>}</text:p>
      <text:p text:style-name="P4"><text:tab/>else</text:p>
      <text:p text:style-name="P4"><text:tab/>{</text:p>
      <text:p text:style-name="P4"><text:tab/><text:tab/>sleep(10);</text:p>
      <text:p text:style-name="P4"><text:tab/><text:tab/>printf("Child has completed its Work!!\n");</text:p>
      <text:p text:style-name="P4"><text:tab/><text:tab/>exit(0);</text:p>
      <text:p text:style-name="P4"><text:tab/>}</text:p>
      <text:p text:style-name="P4">return 0;</text:p>
      <text:p text:style-name="P4">}</text:p>
      <text:p text:style-name="P4">tejas@tejas-VirtualBox:~/practice/Assignment_2_os$ </text:p>
      <text:p text:style-name="P3"/>
      <text:p text:style-name="P3"/>
      <text:p text:style-name="P6">Q5.----------&gt;?</text:p>
      <text:p text:style-name="P6">---------&gt;</text:p>
      <text:p text:style-name="P6">tejas@tejas-VirtualBox:~/practice/Assignment_2_os$ man ps</text:p>
      <text:p text:style-name="P6">tejas@tejas-VirtualBox:~/practice/Assignment_2_os$ gedit Assignment2_q5.c</text:p>
      <text:p text:style-name="P6">tejas@tejas-VirtualBox:~/practice/Assignment_2_os$ gcc Assignment2_q5.c</text:p>
      <text:p text:style-name="P6">tejas@tejas-VirtualBox:~/practice/Assignment_2_os$ ./a.out</text:p>
      <text:p text:style-name="P6">tejas@tejas-VirtualBox:~/practice/Assignment_2_os$ <text:s text:c="4"/>PID TTY <text:s text:c="9"/>TIME CMD</text:p>
      <text:p text:style-name="P6"><text:s text:c="3"/>3250 pts/0 <text:s text:c="3"/>00:00:00 bash</text:p>
      <text:p text:style-name="P6"><text:s text:c="3"/>4591 pts/0 <text:s text:c="3"/>00:00:00 ps</text:p>
      <text:p text:style-name="P6">^C</text:p>
      <text:p text:style-name="P6">tejas@tejas-VirtualBox:~/practice/Assignment_2_os$ gedit Assignment2_q5.c</text:p>
      <text:p text:style-name="P6">tejas@tejas-VirtualBox:~/practice/Assignment_2_os$ cat Assignment2_q5.c</text:p>
      <text:p text:style-name="P6">#include&lt;stdio.h&gt;</text:p>
      <text:p text:style-name="P6">#include&lt;stdlib.h&gt;</text:p>
      <text:p text:style-name="P6">#include&lt;sys/types.h&gt;</text:p>
      <text:p text:style-name="P6">#include&lt;unistd.h&gt;</text:p>
      <text:p text:style-name="P6">int main()</text:p>
      <text:p text:style-name="P6">{</text:p>
      <text:p text:style-name="P6"><text:tab/>int x =fork();</text:p>
      <text:p text:style-name="P6"><text:tab/>if( x== 0)</text:p>
      <text:p text:style-name="P6"><text:tab/>{</text:p>
      <text:p text:style-name="P6"><text:tab/><text:tab/>char *argv[2] = {"-ef"};</text:p>
      <text:p text:style-name="P6"><text:tab/><text:tab/>execv("/bin/ps", argv);</text:p>
      <text:p text:style-name="P6"><text:tab/>}<text:tab/></text:p>
      <text:p text:style-name="P6">return 0;<text:tab/></text:p>
      <text:p text:style-name="P6">}</text:p>
      <text:p text:style-name="P6">tejas@tejas-VirtualBox:~/practice/Assignment_2_os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3:43:41.142931988</meta:creation-date>
    <dc:date>2022-03-21T17:49:06.302647514</dc:date>
    <meta:editing-duration>PT19M2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260" meta:word-count="568" meta:character-count="5849" meta:non-whitespace-character-count="5236"/>
  </office:meta>
</office:document-meta>
</file>